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Header">
      <style:text-properties fo:language="en" fo:country="IN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4" style:family="paragraph" style:parent-style-name="Normal" style:master-page-name="MP0">
      <style:paragraph-properties style:page-number="auto" fo:break-before="page"/>
      <style:text-properties fo:color="#000000" style:font-name="Consolas" fo:font-size="10.5pt" fo:language="en" fo:country="IN" officeooo:paragraph-rsid="0018b3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style:font-name="Consolas" fo:font-size="10.5pt" fo:language="en" fo:country="IN" fo:font-weight="bold" officeooo:rsid="0018b365" officeooo:paragraph-rsid="0018b3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6" style:family="paragraph" style:parent-style-name="Normal">
      <style:text-properties fo:color="#000000" style:font-name="Consolas" fo:font-size="12pt" fo:language="en" fo:country="IN" fo:font-weight="bold" officeooo:paragraph-rsid="0018b365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Normal">
      <style:text-properties fo:color="#000000" style:font-name="Consolas" fo:font-size="13pt" fo:language="en" fo:country="IN" fo:font-weight="bold" officeooo:paragraph-rsid="0018b365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8" style:family="paragraph" style:parent-style-name="Normal">
      <style:text-properties officeooo:paragraph-rsid="0018b365"/>
    </style:style>
    <style:style style:name="P9" style:family="paragraph" style:parent-style-name="Header">
      <style:text-properties fo:font-size="10.5pt" fo:language="en" fo:country="IN" style:font-size-asian="10.5pt" style:font-size-complex="10.5pt"/>
    </style:style>
    <style:style style:name="T1" style:family="text">
      <style:text-properties fo:language="en" fo:country="IN"/>
    </style:style>
    <style:style style:name="T2" style:family="text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T3" style:family="text">
      <style:text-properties fo:color="#000000" style:font-name="Consolas" fo:font-size="10.5pt" fo:language="en" fo:country="IN" officeooo:rsid="0018b3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T4" style:family="text">
      <style:text-properties fo:color="#000000" style:font-name="Consolas" fo:font-size="10.5pt" fo:language="en" fo:country="IN" fo:font-weight="bold" officeooo:rsid="0018b3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T5" style:family="text">
      <style:text-properties fo:color="#000000" style:font-name="Consolas" fo:font-size="10.5pt" fo:language="en" fo:country="IN" fo:font-weight="normal" officeooo:rsid="0018b365" style:font-name-asian="Times New Roman" style:font-size-asian="10.5pt" style:language-asian="en" style:country-asian="IN" style:font-weight-asian="normal" style:font-name-complex="Times New Roman" style:font-size-complex="10.5pt" style:language-complex="ar" style:country-complex="SA" style:font-weight-complex="normal"/>
    </style:style>
    <style:style style:name="T6" style:family="text">
      <style:text-properties fo:font-size="10.5pt" fo:language="en" fo:country="IN" style:font-size-asian="10.5pt" style:font-size-complex="10.5pt"/>
    </style:style>
    <style:style style:name="T7" style:family="text">
      <style:text-properties officeooo:rsid="0018b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<text:span text:style-name="T7">Program to Read ten numbers and store it in a list and display the content</text:span></text:p>
      <text:p text:style-name="P6"/>
      <text:p text:style-name="P5">Code:</text:p>
      <text:p text:style-name="P3">list=[]</text:p>
      <text:p text:style-name="P3">for i in range(10):</text:p>
      <text:p text:style-name="P3"><text:tab/>x=int(input("Enter number 1"))<text:tab/></text:p>
      <text:p text:style-name="P3"><text:tab/>list.append(x)</text:p>
      <text:p text:style-name="Normal"><text:span text:style-name="Default_20_Paragraph_20_Font"><text:span text:style-name="T2">print(list)</text:span></text:span></text:p>
      <text:p text:style-name="Normal"><text:span text:style-name="Default_20_Paragraph_20_Font"><text:span text:style-name="T2"/></text:span></text:p>
      <text:p text:style-name="P8"><text:span text:style-name="Default_20_Paragraph_20_Font"><text:span text:style-name="T4">Output:</text:span></text:span></text:p>
      <text:p text:style-name="P8"><text:span text:style-name="Default_20_Paragraph_20_Font"><text:span text:style-name="T5">Enter number 110</text:span></text:span></text:p>
      <text:p text:style-name="P8"><text:span text:style-name="Default_20_Paragraph_20_Font"><text:span text:style-name="T5">Enter number 120</text:span></text:span></text:p>
      <text:p text:style-name="P8"><text:span text:style-name="Default_20_Paragraph_20_Font"><text:span text:style-name="T5">Enter number 130</text:span></text:span></text:p>
      <text:p text:style-name="P8"><text:span text:style-name="Default_20_Paragraph_20_Font"><text:span text:style-name="T5">Enter number 140</text:span></text:span></text:p>
      <text:p text:style-name="P8"><text:span text:style-name="Default_20_Paragraph_20_Font"><text:span text:style-name="T5">Enter number 150</text:span></text:span></text:p>
      <text:p text:style-name="P8"><text:span text:style-name="Default_20_Paragraph_20_Font"><text:span text:style-name="T5">Enter number 160</text:span></text:span></text:p>
      <text:p text:style-name="P8"><text:span text:style-name="Default_20_Paragraph_20_Font"><text:span text:style-name="T5">Enter number 170</text:span></text:span></text:p>
      <text:p text:style-name="P8"><text:span text:style-name="Default_20_Paragraph_20_Font"><text:span text:style-name="T5">Enter number 180</text:span></text:span></text:p>
      <text:p text:style-name="P8"><text:span text:style-name="Default_20_Paragraph_20_Font"><text:span text:style-name="T5">Enter number 190</text:span></text:span></text:p>
      <text:p text:style-name="P8"><text:span text:style-name="Default_20_Paragraph_20_Font"><text:span text:style-name="T5">Enter number 1100</text:span></text:span></text:p>
      <text:p text:style-name="P8"><text:span text:style-name="Default_20_Paragraph_20_Font"><text:span text:style-name="T5">[10, 20, 30, 40, 50, 60, 70, 80, 90, 100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fo:language="en" fo:country="IN" style:font-size-asian="10.5pt" style:font-size-complex="10.5pt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fo:font-size="10.5pt" fo:language="en" fo:country="IN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2c<text:tab/>12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3:52:49.318467495</dc:date>
    <meta:editing-cycles>6</meta:editing-cycles>
    <meta:editing-duration>PT2M23S</meta:editing-duration>
    <meta:document-statistic meta:table-count="0" meta:image-count="0" meta:object-count="0" meta:page-count="1" meta:paragraph-count="21" meta:word-count="74" meta:character-count="417" meta:non-whitespace-character-count="361"/>
    <meta:template xlink:type="simple" xlink:actuate="onRequest" xlink:title="" xlink:href="Normal"/>
  </office:meta>
</office:document-meta>
</file>